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8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O">
            <text:p>O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5-15">
            <text:p>5月15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.">
            <text:p>.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.">
            <text:p>.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O">
            <text:p>O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O">
            <text:p>O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9">
            <text:p>5月9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O">
            <text:p>O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O">
            <text:p>O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.">
            <text:p>.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.">
            <text:p>.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.">
            <text:p>.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.">
            <text:p>.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.">
            <text:p>.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.">
            <text:p>.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0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office:value-type="date" office:date-value="2007-05-27">
            <text:p>5月27日</text:p>
          </table:table-cell>
          <table:table-cell/>
          <table:table-cell/>
          <table:table-cell table:formula="oooc:=IF([.G$1]=[.$E2];&quot;O&quot;;IF([.G$1]=[.$D2];&quot;.&quot;;&quot; &quot;))" office:value-type="string" office:string-value=".">
            <text:p>.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.">
            <text:p>.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9" office:value-type="string">
            <text:p>O</text:p>
          </table:table-cell>
          <table:table-cell table:style-name="Default" table:number-columns-repeated="3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9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9">2007/05/09</text:date>, <text:time>07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7-04-20T08:34:22</meta:creation-date>
    <dc:date>2007-05-09T07:45:46</dc:date>
    <dc:language>en-US</dc:language>
    <meta:editing-cycles>17</meta:editing-cycles>
    <meta:user-defined meta:name="Info 1"/>
    <meta:user-defined meta:name="Info 2"/>
    <meta:user-defined meta:name="Info 3"/>
    <meta:user-defined meta:name="Info 4"/>
    <meta:document-statistic meta:table-count="3" meta:cell-count="5735"/>
  </office:meta>
</office:document-meta>
</file>